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fee23"/>
    </style:style>
    <style:style style:name="P2" style:family="paragraph" style:parent-style-name="Text_20_body">
      <style:text-properties officeooo:paragraph-rsid="001fee23"/>
    </style:style>
    <style:style style:name="P3" style:family="paragraph" style:parent-style-name="Heading_20_4">
      <style:text-properties fo:background-color="#ff00ff"/>
    </style:style>
    <style:style style:name="P4" style:family="paragraph" style:parent-style-name="Text_20_body">
      <style:text-properties fo:background-color="#00ff00"/>
    </style:style>
    <style:style style:name="P5" style:family="paragraph" style:parent-style-name="Text_20_body">
      <style:text-properties fo:background-color="#00ff00"/>
    </style:style>
    <style:style style:name="P6" style:family="paragraph" style:parent-style-name="Text_20_body" style:list-style-name="L1">
      <style:paragraph-properties fo:margin-top="0cm" fo:margin-bottom="0cm" style:contextual-spacing="false"/>
      <style:text-properties fo:background-color="#00ff00"/>
    </style:style>
    <style:style style:name="P7" style:family="paragraph" style:parent-style-name="Text_20_body" style:list-style-name="L1">
      <style:paragraph-properties fo:margin-top="0cm" fo:margin-bottom="0cm" style:contextual-spacing="false"/>
      <style:text-properties fo:background-color="#ff0000"/>
    </style:style>
    <style:style style:name="P8" style:family="paragraph" style:parent-style-name="Text_20_body" style:list-style-name="L1">
      <style:text-properties fo:background-color="#ff0000"/>
    </style:style>
    <style:style style:name="P9" style:family="paragraph" style:parent-style-name="Text_20_body" style:list-style-name="L1">
      <style:paragraph-properties fo:margin-top="0cm" fo:margin-bottom="0cm" style:contextual-spacing="false"/>
      <style:text-properties fo:background-color="#ff00ff"/>
    </style:style>
    <style:style style:name="P10" style:family="paragraph" style:parent-style-name="Text_20_body">
      <style:text-properties style:use-window-font-color="true" loext:opacity="0%" officeooo:rsid="0038d495" officeooo:paragraph-rsid="0038d495" fo:background-color="#ff0000"/>
    </style:style>
    <style:style style:name="T1" style:family="text">
      <style:text-properties fo:background-color="#ff0000" loext:char-shading-value="0"/>
    </style:style>
    <style:style style:name="T2" style:family="text">
      <style:text-properties officeooo:rsid="001fee23"/>
    </style:style>
    <style:style style:name="T3" style:family="text">
      <style:text-properties fo:background-color="#00ff00" loext:char-shading-value="0"/>
    </style:style>
    <style:style style:name="T4" style:family="text">
      <style:text-properties fo:background-color="#00ff00" loext:char-shading-value="0"/>
    </style:style>
    <style:style style:name="T5" style:family="text">
      <style:text-properties fo:background-color="transparent" loext:char-shading-value="0"/>
    </style:style>
    <style:style style:name="T6" style:family="text">
      <style:text-properties officeooo:rsid="00318170"/>
    </style:style>
    <style:style style:name="T7" style:family="text">
      <style:text-properties fo:background-color="#ff00ff" loext:char-shading-value="0"/>
    </style:style>
    <style:style style:name="T8" style:family="text">
      <style:text-properties fo:background-color="#ff00ff" loext:char-shading-value="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Démineur </text:h>
      <text:section text:style-name="Sect1" text:name="vue">
        <text:p text:style-name="P2"><text:span text:style-name="T2">a</text:span>ccompagné d'un <text:span text:style-name="T5">rapport</text:span>. Le travail sera fait <text:span text:style-name="T5">seul</text:span> ou en binôme, et devra être terminé avant le <text:span text:style-name="Strong_20_Emphasis">m</text:span><text:span text:style-name="Strong_20_Emphasis"><text:span text:style-name="T6">ercredi</text:span></text:span><text:span text:style-name="Strong_20_Emphasis"> 2</text:span><text:span text:style-name="Strong_20_Emphasis"><text:span text:style-name="T6">5</text:span></text:span><text:span text:style-name="Strong_20_Emphasis"> mai 2022 à 18h00</text:span>. </text:p>
        <text:p text:style-name="Text_20_body">La partie logicielle sera développée dès le départ à l'aide du <text:a xlink:type="simple" xlink:href="https://dwarves.iut-fbleau.fr/gitiut" office:target-frame-name="_blank" xlink:show="new" text:style-name="Internet_20_link" text:visited-style-name="Visited_20_Internet_20_Link">serveur Gitea du département</text:a>. Le rapport prendra la forme d'un fichier au format <text:span text:style-name="Teletype">PDF</text:span> joint aux sources. </text:p>
        <text:h text:style-name="Heading_20_4" text:outline-level="4">Principes généraux </text:h>
        <text:p text:style-name="Text_20_body"><text:span text:style-name="T3">Le nombre de lignes et le nombre de colonnes sont compris entre 4 et 30, </text:span>mais <text:span text:style-name="T3">la grille n'est pas nécessairement carrée. Chaque case peut être révélée ou cachée. Les cases cachées peuvent être minées ou pas. Initialement, toutes les cases de la grille sont cachées. </text:span></text:p>
        <text:p text:style-name="Text_20_body"><text:span text:style-name="T3">Une case révélée contient un numéro qui indique combien de cases (parmi les 8 cases voisines) sont minées. Si ce nombre est nul, le chiffre n'est pas affiché.</text:span> <text:span text:style-name="T3">Une case cachée peut être affublée d'un marqueur : </text:span><text:span text:style-name="Strong_20_Emphasis"><text:span text:style-name="T3">★</text:span></text:span><text:span text:style-name="T3"> pour indiquer que le joueur est certain qu'elle est minée, ou </text:span><text:span text:style-name="Strong_20_Emphasis"><text:span text:style-name="T3">?</text:span></text:span><text:span text:style-name="T3"> pour un simple soupçon. </text:span></text:p>
        <text:p text:style-name="Text_20_body"><text:span text:style-name="T3">Le joueur ne peut pas interagir avec les cases révélées. Il peut par contre cliquer sur une case cachée. En cas de clic droit, il change le marqueur de la case : de vide à </text:span><text:span text:style-name="Strong_20_Emphasis"><text:span text:style-name="T3">★</text:span></text:span><text:span text:style-name="T3">, de </text:span><text:span text:style-name="Strong_20_Emphasis"><text:span text:style-name="T3">★</text:span></text:span><text:span text:style-name="T3"> à </text:span><text:span text:style-name="Strong_20_Emphasis"><text:span text:style-name="T3">?</text:span></text:span><text:span text:style-name="T3">, ou de </text:span><text:span text:style-name="Strong_20_Emphasis"><text:span text:style-name="T3">?</text:span></text:span><text:span text:style-name="T3"> à vide. Ces marqueurs ne sont que des aides à la réflexion et ne fonctionnent pas différemment que la case soit réellement minée ou pas. </text:span></text:p>
        <text:p text:style-name="P4">En cas de clic gauche sur une case cachée avec un marqueur, rien ne se passe (par sécurité). En cas de clic gauche sur une case cachée sans marqueur, si la case est minée, le joueur perd la partie. Sinon la case devient révélée. Si cette case n'est adjacente à aucune mine, on révèle automatiquement toutes ses cases voisines (ce qui peut provoquer une réaction en chaîne). </text:p>
        <text:p text:style-name="Text_20_body"><text:span text:style-name="T3">Le joueur gagne la partie quand il a révélé toutes les cases non minées</text:span>. </text:p>
        <text:h text:style-name="Heading_20_4" text:outline-level="4">Fonctionnalités demandées </text:h>
        <text:p text:style-name="Text_20_body">Au démarrage de l'application,<text:span text:style-name="T3"> un écran de menu proposera le choix entre commencer une nouvelle partie</text:span><text:span text:style-name="T7">, reprendre la partie précédente, </text:span><text:span text:style-name="T3">ou quitter. </text:span><text:span text:style-name="T7">Si aucune partie n'est en attente, la deuxième option sera inactive. </text:span></text:p>
        <text:p text:style-name="P4">Lorsqu'il démarre une nouvelle partie, le joueur peut choisir les dimensions de la grille et le nombre total de mines (limité par le nombre de cases). Les mines sont ensuite réparties au hasard dans la grille (sans le montrer au joueur, bien sûr). </text:p>
        <text:p text:style-name="Text_20_body"><text:span text:style-name="T3">Durant une partie, en plus de la grille le programme affichera le nombre total de mines moins le nombre de marqueurs </text:span><text:span text:style-name="Strong_20_Emphasis"><text:span text:style-name="T3">★</text:span></text:span><text:span text:style-name="T3"> afin de montrer la progression du joueur</text:span><text:span text:style-name="T4">. Un bouton «Sauver et Quitter» (et aussi le bouton habituel de la barre de titre) permettra de quitter l'application tout en mémorisant l'état de la partie. </text:span></text:p>
        <text:p text:style-name="P4">En fin de partie, on indiquera la victoire ou l'échec, puis on laissera le temps au joueur de contempler la grille avant de le faire revenir au menu. Lorsqu'une partie est perdue, on affichera clairement les cases minées non marquées, les cases marquées non minées, et la case dont la mine a «sauté». </text:p>
        <text:h text:style-name="Heading_20_4" text:outline-level="4"><text:soft-page-break/>Sources </text:h>
        <text:p text:style-name="Text_20_body"><text:span text:style-name="T3">Les sources de votre projet (et </text:span><text:span text:style-name="Strong_20_Emphasis"><text:span text:style-name="T3">pas</text:span></text:span><text:span text:style-name="T3"> les fichiers </text:span><text:span text:style-name="Source_20_Text"><text:span text:style-name="T3">.class</text:span></text:span><text:span text:style-name="T3">) devront être disponibles à tout moment sur le </text:span><text:a xlink:type="simple" xlink:href="https://dwarves.iut-fbleau.fr/gitiut" office:target-frame-name="_blank" xlink:show="new" text:style-name="Internet_20_link" text:visited-style-name="Visited_20_Internet_20_Link"><text:span text:style-name="T3">serveur Gitea du département</text:span></text:a><text:span text:style-name="T3">. Votre dépôt sera privé, nommé obligatoirement </text:span><text:span text:style-name="Source_20_Text"><text:span text:style-name="T3">SAE21_2021</text:span></text:span><text:span text:style-name="T3"> et incluera Luc Hernandez (login : </text:span><text:span text:style-name="Source_20_Text"><text:span text:style-name="T3">hernand</text:span></text:span><text:span text:style-name="T3">) dans la liste des collaborateurs. Le nombre de soumissions, leur date et l'équilibre entre leurs auteurs influeront sur la note finale. </text:span></text:p>
        <text:p text:style-name="Text_20_body"><text:span text:style-name="T3">Pour chaque classe, vous prévoierez un fichier source.</text:span> Suivez les <text:a xlink:type="simple" xlink:href="http://www.iut-fbleau.fr/sitebp/doc_consignes/" office:target-frame-name="_blank" xlink:show="new" text:style-name="Internet_20_link" text:visited-style-name="Visited_20_Internet_20_Link">consignes</text:a> habituelles scrupuleusement.<text:span text:style-name="T1"> La définition de chaque classe et de chaque membre de classe sera précédée d'un commentaire formaté pour permettre la génération de documentation technique par l'outil </text:span><text:span text:style-name="Source_20_Text"><text:span text:style-name="T1">javadoc</text:span></text:span><text:span text:style-name="T1"> (</text:span><text:a xlink:type="simple" xlink:href="http://www.iut-fbleau.fr/sitebp/pt21/apl2018/Direction.java" office:target-frame-name="_blank" xlink:show="new" text:style-name="Internet_20_link" text:visited-style-name="Visited_20_Internet_20_Link"><text:span text:style-name="T1">ceci</text:span></text:a><text:span text:style-name="T1"> est un exemple de fichier source bien commenté).</text:span></text:p>
        <text:p text:style-name="Text_20_body"><text:span text:style-name="T3">Un fichier </text:span><text:span text:style-name="Source_20_Text"><text:span text:style-name="T3">Makefile</text:span></text:span><text:span text:style-name="T3"> devra permettre la compilation de votre projet (par la commande </text:span><text:span text:style-name="Source_20_Text"><text:span text:style-name="T3">make</text:span></text:span><text:span text:style-name="T3">) ainsi que son exécution (par la commande </text:span><text:span text:style-name="Source_20_Text"><text:span text:style-name="T3">make run</text:span></text:span><text:span text:style-name="T3">). Transcrivez bien toutes les dépendances entre vos fichiers dans les règles. La commande </text:span><text:span text:style-name="Source_20_Text"><text:span text:style-name="T3">javac</text:span></text:span><text:span text:style-name="T3"> fait déjà (très mal) un travail similaire à </text:span><text:span text:style-name="Source_20_Text"><text:span text:style-name="T3">make</text:span></text:span><text:span text:style-name="T3">, ce qui peut créer des interférences. Pour éviter cela, pensez à lui passer l'option </text:span><text:span text:style-name="Source_20_Text"><text:span text:style-name="T3">-implicit:none</text:span></text:span><text:span text:style-name="T3">. </text:span><text:a xlink:type="simple" xlink:href="http://www.iut-fbleau.fr/sitebp/pt21/apl2020/Makefile" office:target-frame-name="_blank" xlink:show="new" text:style-name="Internet_20_link" text:visited-style-name="Visited_20_Internet_20_Link"><text:span text:style-name="T3">Ceci</text:span></text:a><text:span text:style-name="T3"> est un exemple très basique. </text:span></text:p>
        <text:p text:style-name="Text_20_body"><text:span text:style-name="T3"/></text:p>
        <text:p text:style-name="P10">+ Nettoyer le code</text:p>
        <text:h text:style-name="P3" text:outline-level="4">Rapport </text:h>
        <text:p text:style-name="Text_20_body">Le rapport d'avancement prendra la forme d'un fichier <text:span text:style-name="Teletype">PDF</text:span> disponible avec les sources sur le serveur Gitea. Vous y inclurez en particulier : </text:p>
        <text:list xml:id="list1260814631" text:style-name="L1">
          <text:list-item>
            <text:p text:style-name="P6">le nom des membres du binôme, </text:p>
          </text:list-item>
          <text:list-item>
            <text:p text:style-name="P6">une introduction contenant une brève description du sujet, </text:p>
          </text:list-item>
          <text:list-item>
            <text:p text:style-name="P7"><text:span text:style-name="T3">la description des fonctionnalités de votre programme</text:span><text:span text:style-name="T7">, aidée de captures d'écran, </text:span></text:p>
          </text:list-item>
          <text:list-item>
            <text:p text:style-name="P9">une présentation de la structure du programme, avec diagramme de classes à l'appui, </text:p>
          </text:list-item>
          <text:list-item>
            <text:p text:style-name="P7">une explication du mécanisme de sauvegarde d'une partie, sans extrait de code, </text:p>
          </text:list-item>
          <text:list-item>
            <text:p text:style-name="P7">une exposition de l'algorithme qui permet de révéler plusieurs cases, </text:p>
          </text:list-item>
          <text:list-item>
            <text:p text:style-name="P8">une conclusion personnelle pour chaque auteur. </text:p>
          </text:list-item>
        </text:list>
        <text:p text:style-name="Text_20_body">Soignez la présentation ! L'orthographe, la grammaire, les pages de garde, la table des matières, les en-tête et pieds de page ne sont pas en option... </text:p>
        <text:p text:style-name="Text_20_body">Notez bien que le rapport ne doit pas contenir d'extrait du code source du projet, étant donné que le correcteur peut aller le consulter directement s'il en éprouve le besoin. N'hésitez pas en revanche à illustrer vos propos par des schémas. Ceux-ci peuvent être construits directement dans le logiciel de traitement de texte s'il le permet, ou dans un logiciel dédié, tel que <text:a xlink:type="simple" xlink:href="https://inkscape.org/fr/" office:target-frame-name="_blank" xlink:show="new" text:style-name="Internet_20_link" text:visited-style-name="Visited_20_Internet_20_Link">Inkscape</text:a> ou <text:a xlink:type="simple" xlink:href="https://fr.libreoffice.org/discover/draw/" office:target-frame-name="_blank" xlink:show="new" text:style-name="Internet_20_link" text:visited-style-name="Visited_20_Internet_20_Link">Draw</text:a> (tous deux gratuits). Le <text:span text:style-name="T8">diagramme de classe sera réalisé à l'aide de </text:span><text:a xlink:type="simple" xlink:href="https://staruml.io/" office:target-frame-name="_blank" xlink:show="new" text:style-name="Internet_20_link" text:visited-style-name="Visited_20_Internet_20_Link"><text:span text:style-name="T8">StarUML</text:span></text:a><text:span text:style-name="T8">. </text:span></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0T20:47:47.033000000</meta:creation-date>
    <dc:date>2022-05-24T23:04:16.781000000</dc:date>
    <meta:editing-duration>PT8H54M21S</meta:editing-duration>
    <meta:editing-cycles>9</meta:editing-cycles>
    <meta:generator>LibreOffice/7.3.1.3$Windows_X86_64 LibreOffice_project/a69ca51ded25f3eefd52d7bf9a5fad8c90b87951</meta:generator>
    <meta:document-statistic meta:table-count="0" meta:image-count="0" meta:object-count="0" meta:page-count="2" meta:paragraph-count="30" meta:word-count="868" meta:character-count="5156" meta:non-whitespace-character-count="4297"/>
  </office:meta>
</office:document-meta>
</file>